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2319601</text:p>
          </table:table-cell>
          <table:table-cell office:value-type="string" calcext:value-type="string">
            <text:p>2024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3508" calcext:value-type="float">
            <text:p>74.93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9601</text:p>
          </table:table-cell>
          <table:table-cell office:value-type="string" calcext:value-type="string">
            <text:p>2023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712" calcext:value-type="float">
            <text:p>74.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9601</text:p>
          </table:table-cell>
          <table:table-cell office:value-type="string" calcext:value-type="string">
            <text:p>2022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62184" calcext:value-type="float">
            <text:p>73.86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9601</text:p>
          </table:table-cell>
          <table:table-cell office:value-type="string" calcext:value-type="string">
            <text:p>2021-0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29368" calcext:value-type="float">
            <text:p>73.42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9601</text:p>
          </table:table-cell>
          <table:table-cell office:value-type="string" calcext:value-type="string">
            <text:p>2020-0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28328" calcext:value-type="float">
            <text:p>72.72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9601</text:p>
          </table:table-cell>
          <table:table-cell office:value-type="string" calcext:value-type="string">
            <text:p>2019-03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93048" calcext:value-type="float">
            <text:p>72.39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9601</text:p>
          </table:table-cell>
          <table:table-cell office:value-type="string" calcext:value-type="string">
            <text:p>2018-0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18144" calcext:value-type="float">
            <text:p>72.018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9601</text:p>
          </table:table-cell>
          <table:table-cell office:value-type="string" calcext:value-type="string">
            <text:p>2017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5472" calcext:value-type="float">
            <text:p>72.05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9601</text:p>
          </table:table-cell>
          <table:table-cell office:value-type="string" calcext:value-type="string">
            <text:p>2016-0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85912" calcext:value-type="float">
            <text:p>71.685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9601</text:p>
          </table:table-cell>
          <table:table-cell office:value-type="string" calcext:value-type="string">
            <text:p>2015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37728" calcext:value-type="float">
            <text:p>71.737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9601</text:p>
          </table:table-cell>
          <table:table-cell office:value-type="string" calcext:value-type="string">
            <text:p>2013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79104" calcext:value-type="float">
            <text:p>72.079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9601</text:p>
          </table:table-cell>
          <table:table-cell office:value-type="string" calcext:value-type="string">
            <text:p>2013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58024" calcext:value-type="float">
            <text:p>71.05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9601</text:p>
          </table:table-cell>
          <table:table-cell office:value-type="string" calcext:value-type="string">
            <text:p>2012-0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60616" calcext:value-type="float">
            <text:p>70.460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9601</text:p>
          </table:table-cell>
          <table:table-cell office:value-type="string" calcext:value-type="string">
            <text:p>2010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49264" calcext:value-type="float">
            <text:p>69.54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9601</text:p>
          </table:table-cell>
          <table:table-cell office:value-type="string" calcext:value-type="string">
            <text:p>2010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17032" calcext:value-type="float">
            <text:p>69.21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9601</text:p>
          </table:table-cell>
          <table:table-cell office:value-type="string" calcext:value-type="string">
            <text:p>2009-0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9816" calcext:value-type="float">
            <text:p>69.0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9601</text:p>
          </table:table-cell>
          <table:table-cell office:value-type="string" calcext:value-type="string">
            <text:p>2008-0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57952" calcext:value-type="float">
            <text:p>68.95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9601</text:p>
          </table:table-cell>
          <table:table-cell office:value-type="string" calcext:value-type="string">
            <text:p>2007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25592" calcext:value-type="float">
            <text:p>69.12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9601</text:p>
          </table:table-cell>
          <table:table-cell office:value-type="string" calcext:value-type="string">
            <text:p>2006-0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91024" calcext:value-type="float">
            <text:p>68.391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9601</text:p>
          </table:table-cell>
          <table:table-cell office:value-type="string" calcext:value-type="string">
            <text:p>2005-0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9232" calcext:value-type="float">
            <text:p>68.09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9601</text:p>
          </table:table-cell>
          <table:table-cell office:value-type="string" calcext:value-type="string">
            <text:p>2004-0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3804" calcext:value-type="float">
            <text:p>68.138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9601</text:p>
          </table:table-cell>
          <table:table-cell office:value-type="string" calcext:value-type="string">
            <text:p>2003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61128" calcext:value-type="float">
            <text:p>68.461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9601</text:p>
          </table:table-cell>
          <table:table-cell office:value-type="string" calcext:value-type="string">
            <text:p>2002-0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7708" calcext:value-type="float">
            <text:p>68.077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9601</text:p>
          </table:table-cell>
          <table:table-cell office:value-type="string" calcext:value-type="string">
            <text:p>2001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6372" calcext:value-type="float">
            <text:p>67.86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9601</text:p>
          </table:table-cell>
          <table:table-cell office:value-type="string" calcext:value-type="string">
            <text:p>2000-01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34664" calcext:value-type="float">
            <text:p>67.034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9601</text:p>
          </table:table-cell>
          <table:table-cell office:value-type="string" calcext:value-type="string">
            <text:p>1999-0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416" calcext:value-type="float">
            <text:p>66.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9601</text:p>
          </table:table-cell>
          <table:table-cell office:value-type="string" calcext:value-type="string">
            <text:p>1998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89328" calcext:value-type="float">
            <text:p>65.48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9601</text:p>
          </table:table-cell>
          <table:table-cell office:value-type="string" calcext:value-type="string">
            <text:p>1997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7772" calcext:value-type="float">
            <text:p>65.57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9601</text:p>
          </table:table-cell>
          <table:table-cell office:value-type="string" calcext:value-type="string">
            <text:p>1996-0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04568" calcext:value-type="float">
            <text:p>65.50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9601</text:p>
          </table:table-cell>
          <table:table-cell office:value-type="string" calcext:value-type="string">
            <text:p>1995-0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91336" calcext:value-type="float">
            <text:p>64.79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9601</text:p>
          </table:table-cell>
          <table:table-cell office:value-type="string" calcext:value-type="string">
            <text:p>1994-0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0988" calcext:value-type="float">
            <text:p>63.80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9601</text:p>
          </table:table-cell>
          <table:table-cell office:value-type="string" calcext:value-type="string">
            <text:p>1993-0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79528" calcext:value-type="float">
            <text:p>63.279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9601</text:p>
          </table:table-cell>
          <table:table-cell office:value-type="string" calcext:value-type="string">
            <text:p>1992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2512" calcext:value-type="float">
            <text:p>63.82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9601</text:p>
          </table:table-cell>
          <table:table-cell office:value-type="string" calcext:value-type="string">
            <text:p>1991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2032" calcext:value-type="float">
            <text:p>63.52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9601</text:p>
          </table:table-cell>
          <table:table-cell office:value-type="string" calcext:value-type="string">
            <text:p>1990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2408" calcext:value-type="float">
            <text:p>63.12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9601</text:p>
          </table:table-cell>
          <table:table-cell office:value-type="string" calcext:value-type="string">
            <text:p>1989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18696" calcext:value-type="float">
            <text:p>62.718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9601</text:p>
          </table:table-cell>
          <table:table-cell office:value-type="string" calcext:value-type="string">
            <text:p>1988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0884" calcext:value-type="float">
            <text:p>63.10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9601</text:p>
          </table:table-cell>
          <table:table-cell office:value-type="string" calcext:value-type="string">
            <text:p>1987-0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6792" calcext:value-type="float">
            <text:p>63.3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9601</text:p>
          </table:table-cell>
          <table:table-cell office:value-type="string" calcext:value-type="string">
            <text:p>1986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69672" calcext:value-type="float">
            <text:p>63.66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9601</text:p>
          </table:table-cell>
          <table:table-cell office:value-type="string" calcext:value-type="string">
            <text:p>1985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4516" calcext:value-type="float">
            <text:p>64.14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9601</text:p>
          </table:table-cell>
          <table:table-cell office:value-type="string" calcext:value-type="string">
            <text:p>1984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87832" calcext:value-type="float">
            <text:p>64.187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9601</text:p>
          </table:table-cell>
          <table:table-cell office:value-type="string" calcext:value-type="string">
            <text:p>1983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3472" calcext:value-type="float">
            <text:p>64.43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9601</text:p>
          </table:table-cell>
          <table:table-cell office:value-type="string" calcext:value-type="string">
            <text:p>1982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66952" calcext:value-type="float">
            <text:p>64.766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9601</text:p>
          </table:table-cell>
          <table:table-cell office:value-type="string" calcext:value-type="string">
            <text:p>1981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53592" calcext:value-type="float">
            <text:p>64.553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9601</text:p>
          </table:table-cell>
          <table:table-cell office:value-type="string" calcext:value-type="string">
            <text:p>1980-0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08712" calcext:value-type="float">
            <text:p>63.60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9601</text:p>
          </table:table-cell>
          <table:table-cell office:value-type="string" calcext:value-type="string">
            <text:p>1979-12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08712" calcext:value-type="float">
            <text:p>63.60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9601</text:p>
          </table:table-cell>
          <table:table-cell office:value-type="string" calcext:value-type="string">
            <text:p>1979-1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63576" calcext:value-type="float">
            <text:p>63.663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2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71" meta:object-count="0"/>
    <meta:user-defined meta:name="AppVersion">3.0</meta:user-defined>
  </office:meta>
</office:document-meta>
</file>